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8pt" style:font-size-asian="8pt" style:font-size-complex="8pt"/>
    </style:style>
    <style:style style:name="P2" style:family="paragraph" style:parent-style-name="Preformatted_20_Text"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Preformatted_20_Text">
      <style:text-properties style:font-name="Arial" fo:font-size="8pt" style:font-size-asian="8pt" style:font-size-complex="8pt"/>
    </style:style>
    <style:style style:name="P4" style:family="paragraph" style:parent-style-name="Preformatted_20_Text">
      <style:paragraph-properties fo:margin-top="0cm" fo:margin-bottom="0.499cm"/>
      <style:text-properties style:font-name="Arial" fo:font-size="8pt" style:font-size-asian="8pt" style:font-size-complex="8pt"/>
    </style:style>
    <style:style style:name="P5" style:family="paragraph" style:parent-style-name="Preformatted_20_Text">
      <style:paragraph-properties fo:margin-left="1.251cm" fo:margin-right="0cm" fo:text-align="start" style:justify-single-word="false" fo:text-indent="0cm" style:auto-text-indent="false" style:writing-mode="lr-tb"/>
      <style:text-properties style:font-name="Arial" fo:font-size="8pt" style:font-size-asian="8pt" style:font-size-complex="8pt"/>
    </style:style>
    <style:style style:name="P6" style:family="paragraph" style:parent-style-name="Preformatted_20_Text">
      <style:paragraph-properties fo:margin-left="3.752cm" fo:margin-right="0cm" fo:text-indent="0cm" style:auto-text-indent="false"/>
      <style:text-properties style:font-name="Arial" fo:font-size="8pt" style:font-size-asian="8pt" style:font-size-complex="8pt"/>
    </style:style>
    <style:style style:name="P7" style:family="paragraph" style:parent-style-name="Preformatted_20_Text">
      <style:paragraph-properties fo:margin-left="6.253cm" fo:margin-right="0cm" fo:text-indent="0cm" style:auto-text-indent="false"/>
      <style:text-properties style:font-name="Arial" fo:font-size="8pt" style:font-size-asian="8pt" style:font-size-complex="8pt"/>
    </style:style>
    <style:style style:name="P8" style:family="paragraph" style:parent-style-name="Preformatted_20_Text"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9"/>Workgroup Functionality Specs <text:s text:c="8"/></text:p>
      <text:p text:style-name="P3"><text:s text:c="69"/></text:p>
      <text:p text:style-name="P3"><text:s text:c="69"/></text:p>
      <text:p text:style-name="P3"><text:s text:c="45"/></text:p>
      <text:p text:style-name="Preformatted_20_Text"><text:span text:style-name="T1">An overview of functionality needed. I've divide members into admins, wg-leaders (I'm using leader to save typing), wg-members, members. Open questions</text:span><text:span text:style-name="T1">: Should members join a workgroup directly or should they have to request joining from the wg leader? What's the procedure for leaving or changing workgroups?</text:span></text:p>
      <text:p text:style-name="P3"/>
      <text:p text:style-name="P3"/>
      <text:p text:style-name="P2">Function<text:tab/><text:tab/><text:tab/>Who can do it<text:tab/>Points to consider</text:p>
      <text:p text:style-name="P3"/>
      <text:p text:style-name="P3">Create a workgroup<text:tab/><text:tab/>Admin<text:tab/><text:tab/>workgroup names should have some restrictions - the</text:p>
      <text:p text:style-name="P5"><text:s text:c="29"/><text:tab/><text:tab/><text:tab/>name should be made of only letters, digits,</text:p>
      <text:p text:style-name="P5"><text:s text:c="29"/><text:tab/><text:tab/><text:tab/>hyphens (minus signs) or underscores. <text:s/>This is to</text:p>
      <text:p text:style-name="P5"><text:s text:c="29"/><text:tab/><text:tab/><text:tab/>ensure we can create valid email addresses for</text:p>
      <text:p text:style-name="P5"><text:s text:c="29"/><text:tab/><text:tab/><text:tab/>wg-name@order.vokomokum.nl </text:p>
      <text:p text:style-name="P5"/>
      <text:p text:style-name="P5"><text:s text:c="29"/><text:tab/><text:tab/><text:tab/>When a new workgroup is created, a member has to be</text:p>
      <text:p text:style-name="P5"><text:s text:c="29"/><text:tab/><text:tab/><text:tab/>assigned to be the wg-leader as part of the</text:p>
      <text:p text:style-name="P5"><text:s text:c="29"/><text:tab/><text:tab/><text:tab/>creation process. It should not be possible to have</text:p>
      <text:p text:style-name="P5"><text:s text:c="29"/><text:tab/><text:tab/><text:tab/>a workgroup without an active member as the</text:p>
      <text:p text:style-name="P5"><text:tab/><text:tab/><text:tab/> <text:s text:c="15"/>wg-leader. This can be enforced by the database. It</text:p>
      <text:p text:style-name="P5"><text:s text:c="26"/><text:tab/><text:tab/><text:tab/>eans, among other things, that if a member is made</text:p>
      <text:p text:style-name="P5"><text:s text:c="29"/><text:tab/><text:tab/><text:tab/>inactive and they are a wg-leader, a new wg-leader</text:p>
      <text:p text:style-name="P5"><text:s text:c="29"/><text:tab/><text:tab/><text:tab/>will have to be assigned BEFORE the member can be</text:p>
      <text:p text:style-name="P5"><text:s text:c="29"/><text:tab/><text:tab/><text:tab/>made inactive.</text:p>
      <text:p text:style-name="P3"/>
      <text:p text:style-name="P3">Disable a workgroup<text:tab/>Admin<text:tab/><text:tab/>We never delete workgroups, as there may be a history of shifts <text:tab/><text:tab/><text:tab/><text:tab/><text:tab/><text:tab/><text:tab/>worked which will be needed</text:p>
      <text:p text:style-name="P3"/>
      <text:p text:style-name="P3"/>
      <text:p text:style-name="P3">Edit a workgroup <text:s text:c="3"/><text:tab/><text:tab/>Admin <text:s text:c="3"/><text:tab/><text:tab/>Used to change workgroup name, wg-leader, any</text:p>
      <text:p text:style-name="P3"><text:s text:c="29"/><text:tab/><text:tab/><text:tab/><text:tab/>description text for the workgroup, etc.</text:p>
      <text:p text:style-name="P3"/>
      <text:p text:style-name="P3">View wg details<text:tab/><text:tab/>All members <text:tab/>Should display the workgroup name, wg-leader,</text:p>
      <text:p text:style-name="P6"><text:s text:c="29"/><text:tab/>description and membership. It should also display</text:p>
      <text:p text:style-name="P6"><text:s text:c="29"/><text:tab/>the latest few work assignments (by default,</text:p>
      <text:p text:style-name="P6"><text:s text:c="29"/><text:tab/>perhaps the latest 6, which might be the next one</text:p>
      <text:p text:style-name="P6"><text:s text:c="29"/><text:tab/>coming up and the last 5 that had occurred). It</text:p>
      <text:p text:style-name="P6"><text:s text:c="29"/><text:tab/>should be possible to change the number displayed</text:p>
      <text:p text:style-name="P6"><text:s text:c="29"/><text:tab/>if there's a reason to look futher back.</text:p>
      <text:p text:style-name="P6"/>
      <text:p text:style-name="P6"><text:s text:c="29"/><text:tab/>I would suggest a table for the display with</text:p>
      <text:p text:style-name="P6"><text:s text:c="29"/><text:tab/>columns corresponding to the dates of work</text:p>
      <text:p text:style-name="P6"><text:s text:c="29"/><text:tab/>assignments and rows being the members of the</text:p>
      <text:p text:style-name="P6"><text:s text:c="29"/><text:tab/>workgroup. By default, only the current members</text:p>
      <text:p text:style-name="P6"><text:s text:c="29"/><text:tab/>should be shown, there should be an option to view</text:p>
      <text:p text:style-name="P6"><text:s text:c="29"/><text:tab/>all members who had shifts during one of dates in</text:p>
      <text:p text:style-name="P6"><text:s text:c="29"/><text:tab/>the columns.</text:p>
      <text:p text:style-name="P6"/>
      <text:p text:style-name="P6"><text:s text:c="29"/><text:tab/>For each cell in a member row and a date column,</text:p>
      <text:p text:style-name="P6"><text:s text:c="29"/><text:tab/>there should be one of 3 values: Blank - the member</text:p>
      <text:p text:style-name="P6"><text:s text:c="29"/><text:tab/>was/is not scheduled to do a shift that day</text:p>
      <text:p text:style-name="P6"><text:s text:c="29"/><text:tab/>Assigned - the member was/is scheduled to do a</text:p>
      <text:p text:style-name="P6"><text:s text:c="29"/><text:tab/>shift that day. If the column is for a date in the</text:p>
      <text:p text:style-name="P6"><text:s text:c="29"/><text:tab/>past, then the member did not complete there shift</text:p>
      <text:p text:style-name="P6"><text:s text:c="29"/><text:tab/>Worked - the member did a shift on that date</text:p>
      <text:p text:style-name="P6"><text:s text:c="29"/><text:tab/>(should only ever occur for columns with dates in</text:p>
      <text:p text:style-name="P6"><text:s text:c="29"/><text:tab/>the past</text:p>
      <text:p text:style-name="P6"/>
      <text:p text:style-name="P6"><text:s text:c="29"/><text:tab/>Finally, there should be a text entry area and a</text:p>
      <text:p text:style-name="P6"><text:s text:c="29"/><text:tab/>button for sending a short note to the</text:p>
      <text:p text:style-name="P6"><text:s text:c="29"/><text:tab/>wg-leader. While the description should have an</text:p>
      <text:p text:style-name="P6"><text:s text:c="29"/><text:tab/>email address for emailing the wg-leader, for short</text:p>
      <text:p text:style-name="P6"><text:s text:c="29"/><text:tab/>notes the member doesn't need to start up their</text:p>
      <text:p text:style-name="P6"><text:s text:c="29"/><text:tab/>mail program just for this one purpose.</text:p>
      <text:p text:style-name="P6"/>
      <text:p text:style-name="P3">View wg by members<text:tab/>All members <text:s/><text:tab/>Unlike the 'View wg details', this should</text:p>
      <text:p text:style-name="P6"><text:s text:c="29"/><text:tab/>provide an overview of all members, what wg-groups</text:p>
      <text:p text:style-name="P6"><text:s text:c="29"/><text:tab/>they are in and what shifts they have done. I would</text:p>
      <text:p text:style-name="P6"><text:s text:c="29"/><text:tab/>suggest a table with sets of rows for each active</text:p>
      <text:p text:style-name="P6"><text:s text:c="29"/><text:tab/>member. The set of rows should have the workgroup</text:p>
      <text:p text:style-name="P6"><text:s text:c="29"/><text:tab/>name and columns for the current and next last few</text:p>
      <text:p text:style-name="P6"><text:s text:c="29"/><text:tab/>months (the number should have a default of say 5</text:p>
      <text:p text:style-name="P6"><text:s text:c="29"/><text:tab/>months in the past and one in the future, but this</text:p>
      <text:p text:style-name="P6"><text:s text:c="29"/><text:tab/>should be settable on the page. If the member has a</text:p>
      <text:p text:style-name="P6"><text:s text:c="29"/><text:tab/>shift assigned or completed in that month, the cell</text:p>
      <text:p text:style-name="P6"><text:s text:c="29"/><text:tab/>for the wg-row and month column should show that</text:p>
      <text:p text:style-name="P6"><text:s text:c="29"/><text:tab/>they were assigned or worked that month.</text:p>
      <text:p text:style-name="P6"><text:soft-page-break/></text:p>
      <text:p text:style-name="P6"><text:s text:c="29"/><text:tab/>It would be good if clicking the workgroup name</text:p>
      <text:p text:style-name="P6"><text:s text:c="29"/><text:tab/>opened the View wg details page for that name </text:p>
      <text:p text:style-name="P6"><text:s text:c="39"/></text:p>
      <text:p text:style-name="P6"><text:s text:c="29"/><text:tab/>It might be a good idea if, when first going to</text:p>
      <text:p text:style-name="P6"><text:s text:c="29"/><text:tab/>this page, the user is asked if they want to see</text:p>
      <text:p text:style-name="P6"><text:s text:c="29"/><text:tab/>just a specific member or all members.</text:p>
      <text:p text:style-name="P3"/>
      <text:p text:style-name="P3"/>
      <text:p text:style-name="P3">********* The following operations can probably be combined in a single page</text:p>
      <text:p text:style-name="P3">********* which can probably use the same table display and layout as View wg</text:p>
      <text:p text:style-name="P3">********* details. I've listed the operations separtely to make it easier to add</text:p>
      <text:p text:style-name="P3">********* notes about things.</text:p>
      <text:p text:style-name="P3"/>
      <text:p text:style-name="P3"/>
      <text:p text:style-name="P3">Schedule a shift<text:tab/><text:tab/>Wg-leader <text:s/><text:tab/>This will add a new column to the wg table. Data</text:p>
      <text:p text:style-name="P6"><text:s text:c="28"/><text:tab/>entry should get a month and year, but day is not </text:p>
      <text:p text:style-name="P6"><text:tab/><text:tab/>needed for many kind of work. There should be</text:p>
      <text:p text:style-name="P6"><text:s text:c="28"/><text:tab/>checks that the date is in the future and not too</text:p>
      <text:p text:style-name="P6"><text:s text:c="28"/><text:tab/>much so (ie. you could schedule people perhaps 3</text:p>
      <text:p text:style-name="P6"><text:s text:c="28"/><text:tab/>months ahead but no more than that. I think that it</text:p>
      <text:p text:style-name="P6"><text:s text:c="28"/><text:tab/>should refuse to allow having two schedules in the</text:p>
      <text:p text:style-name="P6"><text:s text:c="28"/><text:tab/>same month, but someone else needs to comment on</text:p>
      <text:p text:style-name="P6"><text:s text:c="28"/><text:tab/>whether or not that is true.</text:p>
      <text:p text:style-name="P3"/>
      <text:p text:style-name="P3">Add a new member<text:tab/><text:tab/>Wg-leader<text:tab/>I think we only want to allow the wg-leader to add</text:p>
      <text:p text:style-name="P6"><text:s text:c="28"/><text:tab/>members. Members should request (easiest way would</text:p>
      <text:p text:style-name="P6"><text:s text:c="28"/><text:tab/>be to use the facility on the View wg details page</text:p>
      <text:p text:style-name="P6"><text:s text:c="28"/><text:tab/>to send a note to the wg-leader. Otherwise we could</text:p>
      <text:p text:style-name="P6"><text:s text:c="28"/><text:tab/>end up with too many people in some work groups or</text:p>
      <text:p text:style-name="P6"><text:s text:c="28"/><text:tab/>incompatible people (wg leader A and member B find</text:p>
      <text:p text:style-name="P6"><text:s text:c="28"/><text:tab/>it impossible to work together. This is also how a</text:p>
      <text:p text:style-name="P6"><text:s text:c="27"/><text:tab/>wg-leader would deal with a non-wg member helping</text:p>
      <text:p text:style-name="P6"><text:s text:c="28"/><text:tab/>out by doing a shift for the team - the member can</text:p>
      <text:p text:style-name="P6"><text:s text:c="27"/><text:tab/>be added, then credited with doing a shift. Adding a</text:p>
      <text:p text:style-name="P6"><text:s text:c="28"/><text:tab/>member who already was a member but is currently</text:p>
      <text:p text:style-name="P6"><text:s text:c="28"/><text:tab/>inactive should simply make them active again.</text:p>
      <text:p text:style-name="P6"/>
      <text:p text:style-name="P6"><text:tab/><text:tab/>Moroney:</text:p>
      <text:p text:style-name="P7">members choose initially a workgroup otherwise profile remains inactive [is this possible] - this choice can be based on advise given at introduction meeting or having spoken to those at the pick-up day.<text:line-break/>then WG co-ordinator/leader and membership are notified of this choice. if there needs to be a change to this, then one negotiates with the member.<text:line-break/>so members make the first necessary move and co-ordinators/leaders in combo with membership take it from there.</text:p>
      <text:p text:style-name="P7"/>
      <text:p text:style-name="P7">Jim:</text:p>
      <text:p text:style-name="P7">Yes, it would be possible to make it that a member has to be in a<text:line-break/>workgroup or they are set to inactive. It has to be done carefully,<text:line-break/>you don't want somebody changing workgroups temporarily having none<text:line-break/>and being made inactive for even a short period - that causes any<text:line-break/>current order to be deleted.<text:line-break/></text:p>
      <text:p text:style-name="P3"/>
      <text:p text:style-name="P3">Remove a member<text:tab/><text:tab/>Wg-leader<text:tab/>If a member leaves a workgroup, the wg-leader can</text:p>
      <text:p text:style-name="P3"><text:s text:c="28"/><text:tab/><text:tab/><text:tab/><text:tab/>mark them inactive. Their work history will be</text:p>
      <text:p text:style-name="P3"><text:s text:c="28"/><text:tab/><text:tab/><text:tab/><text:tab/>preserved and, as noted above, can still be</text:p>
      <text:p text:style-name="P3"><text:s text:c="28"/><text:tab/><text:tab/><text:tab/><text:tab/>displayed. </text:p>
      <text:p text:style-name="P3"/>
      <text:p text:style-name="P3">Assign/record a shift<text:tab/>Wg-leader<text:tab/>For columns not in the past, the wg-leader</text:p>
      <text:p text:style-name="P6"><text:s text:c="28"/><text:tab/>can change the entry in the row for a member to</text:p>
      <text:p text:style-name="P6"><text:s text:c="28"/><text:tab/>either blank or Assigned. For entries in the past, </text:p>
      <text:p text:style-name="P6"><text:s text:c="28"/><text:tab/>the wg-leader can set the cell to Assigned, Worked</text:p>
      <text:p text:style-name="P6"><text:s text:c="28"/><text:tab/>or blank.</text:p>
      <text:p text:style-name="P6"/>
      <text:p text:style-name="P6"><text:s text:c="28"/><text:tab/>When assigning a shift, the system shoul check that</text:p>
      <text:p text:style-name="P6"><text:s text:c="28"/><text:tab/>the same member is not assigned to do a shift for a</text:p>
      <text:p text:style-name="P6"><text:s text:c="28"/><text:tab/>different workgroup on the same day.</text:p>
      <text:p text:style-name="P3"/>
      <text:p text:style-name="P3">Send notes<text:tab/><text:tab/>Wg-leader <text:s text:c="5"/><text:tab/>The table of members should have a tick box for each</text:p>
      <text:p text:style-name="P6"><text:s text:c="28"/><text:tab/>member (next to the member name) and a tick box in</text:p>
      <text:p text:style-name="P6"><text:s text:c="28"/><text:tab/>the header (for all wg-members). The wg-leader can</text:p>
      <text:p text:style-name="P6"><text:s text:c="28"/><text:tab/>either select all wg-members or just certain</text:p>
      <text:p text:style-name="P6"><text:s text:c="28"/><text:tab/>ones. Then the text area (the same as the one in</text:p>
      <text:p text:style-name="P6"><text:s text:c="28"/><text:tab/>View wg details note area0), then they can type a</text:p>
      <text:p text:style-name="P6"><text:s text:c="28"/><text:tab/>note and send it to whichever members have been</text:p>
      <text:p text:style-name="P6"><text:s text:c="28"/><text:tab/>selected.</text:p>
      <text:p text:style-name="P3"/>
      <text:p text:style-name="P3"><text:soft-page-break/>===================</text:p>
      <text:p text:style-name="P3"/>
      <text:p text:style-name="P3"><text:s/></text:p>
      <text:p text:style-name="P3">Email handling:</text:p>
      <text:p text:style-name="P3"/>
      <text:p text:style-name="P3">My plan is that for each workgroup, an email alias will be created</text:p>
      <text:p text:style-name="P3">wg-name@order.vokomokum.nl and wg-name-members@vokomokum.nl. The exim mail</text:p>
      <text:p text:style-name="P3">program running on the server will accept mail to these addresses and do the</text:p>
      <text:p text:style-name="P3">following:</text:p>
      <text:p text:style-name="P3"/>
      <text:p text:style-name="P3">Mail to wg-name@order.vokomokum.nl will be sent to the wg-leader.</text:p>
      <text:p text:style-name="P3"/>
      <text:p text:style-name="P3">Mail to wg-name-members@order.vokomokum.nl:</text:p>
      <text:p text:style-name="P3"><text:s text:c="2"/>if the sender address is not the same as the email address in the member</text:p>
      <text:p text:style-name="P3"><text:s text:c="2"/>record for the wg-leader, the mail will be sent to the wg-leader and no-one</text:p>
      <text:p text:style-name="P3"><text:s text:c="2"/>else.</text:p>
      <text:p text:style-name="P3"/>
      <text:p text:style-name="P3"><text:s text:c="2"/>If the sender address is the same as the email address in the member record</text:p>
      <text:p text:style-name="P3"><text:s text:c="2"/>for the wg-leader, the email will be sent to every currently active member of</text:p>
      <text:p text:style-name="P3"><text:s text:c="2"/>the workgroup, including the wg-leader. The mail will be re-sent with the from</text:p>
      <text:p text:style-name="P3"><text:s text:c="2"/>address of wg-name@order.vokomokum.nl</text:p>
      <text:p text:style-name="P3"/>
      <text:p text:style-name="P3">In all cases, the email will also be archived on the server. We will run an IMAP</text:p>
      <text:p text:style-name="P3">mail client which will allow wg-leaders to log in as wg-name using their</text:p>
      <text:p text:style-name="P3">vokomokum password. This means that when there is a change of wg-leaders, the</text:p>
      <text:p text:style-name="P3">new leader will be able to see past emails and have a better understanding of</text:p>
      <text:p text:style-name="P3">what is happening.</text:p>
      <text:p text:style-name="P3"/>
      <text:p text:style-name="P3">Implementation notes for above:</text:p>
      <text:p text:style-name="P3"/>
      <text:p text:style-name="P3"><text:s text:c="3"/>Jim - install dovecot, configure to use sql lookups to do password</text:p>
      <text:p text:style-name="P3"><text:s text:c="6"/>verification against the current wg-leader</text:p>
      <text:p text:style-name="P3"><text:s text:c="3"/></text:p>
      <text:p text:style-name="P3"><text:s text:c="9"/>provide a script to be run when Create a workgroup makes a new</text:p>
      <text:p text:style-name="P3"><text:s text:c="9"/>workgroup. This will require adding new email aliases in /etc/aliases,</text:p>
      <text:p text:style-name="P3"><text:s text:c="9"/>creating a non-login account for the wg-leader name and installing a </text:p>
      <text:p text:style-name="P3"><text:s text:c="9"/>script to allow forwarding the body with a from address to the</text:p>
      <text:p text:style-name="P3"><text:s text:c="9"/>appropriate addresses</text:p>
      <text:p text:style-name="P3"/>
      <text:p text:style-name="P3"><text:s text:c="9"/>provide a script to be run when Disable a workgroup runs to disable the</text:p>
      <text:p text:style-name="P3"><text:s text:c="9"/>email aliases for that group</text:p>
      <text:p text:style-name="P3"/>
      <text:p text:style-name="P3">=============</text:p>
      <text:p text:style-name="P3"/>
      <text:p text:style-name="P3">Database changes:</text:p>
      <text:p text:style-name="P3"/>
      <text:p text:style-name="P3"/>
      <text:p text:style-name="P3">I think we need three tables to be created for this purpose:</text:p>
      <text:p text:style-name="P3"/>
      <text:p text:style-name="P3">1) Table workgroups <text:s text:c="10"/><text:tab/><text:tab/><text:tab/><text:tab/>-- records what workgroups exist</text:p>
      <text:p text:style-name="P3"><text:s text:c="2"/><text:tab/>wg_id <text:s text:c="3"/>INTEGER SERIAL, <text:s text:c="3"/><text:tab/><text:tab/>-- postgres will assign an ID. This ID will also</text:p>
      <text:p text:style-name="P3"><text:s text:c="32"/><text:tab/><text:tab/> <text:s text:c="3"/><text:tab/><text:tab/><text:tab/>be used by the mail system, so that changing</text:p>
      <text:p text:style-name="P3"><text:s text:c="33"/><text:tab/><text:tab/> <text:s text:c="3"/><text:tab/><text:tab/><text:tab/>the workgroup name doesn't affect the mail </text:p>
      <text:p text:style-name="P3"><text:s text:c="33"/><text:tab/><text:tab/> <text:s text:c="3"/><text:tab/><text:tab/><text:tab/>archiving (but the aliases would change)</text:p>
      <text:p text:style-name="P3"><text:s text:c="2"/><text:tab/>wg_name <text:s/>VARCHAR, <text:s text:c="11"/><text:tab/><text:tab/>-- the wg name</text:p>
      <text:p text:style-name="P3"><text:s text:c="2"/><text:tab/>wg_desc <text:s/>VARCHAR, <text:s text:c="10"/><text:tab/><text:tab/><text:tab/>-- a description of the group to be displayed on</text:p>
      <text:p text:style-name="P3"><text:s text:c="33"/><text:tab/><text:tab/><text:tab/><text:tab/><text:tab/>the View wg details page.</text:p>
      <text:p text:style-name="P3"><text:s text:c="2"/><text:tab/>leader_id <text:s text:c="2"/>INTEGER <text:s text:c="11"/><text:tab/><text:tab/><text:tab/>-- the mem_id of the wg-leader</text:p>
      <text:p text:style-name="P3"><text:s text:c="2"/><text:tab/>wg_active BOOLEAN DEFAULT True <text:tab/><text:tab/>-- if set to False, the workgroup is no longer</text:p>
      <text:p text:style-name="P3"><text:s text:c="33"/>active</text:p>
      <text:p text:style-name="P3"><text:s text:c="2"/><text:tab/>CONSTRAINT need_active_wg_leader FOREIGN KEY (mem_id, mem_active) </text:p>
      <text:p text:style-name="P3"><text:s text:c="8"/><text:tab/><text:tab/>REFERENCES members(mem_id, mem_active)</text:p>
      <text:p text:style-name="P3"><text:s text:c="2"/><text:tab/>PRIMARY KEY wg_id</text:p>
      <text:p text:style-name="P3"/>
      <text:p text:style-name="P3">2) Table wg_membership <text:s text:c="6"/><text:tab/><text:tab/><text:tab/><text:tab/>-- many-to-many mappping of members and workgroups</text:p>
      <text:p text:style-name="P3"><text:s text:c="2"/><text:tab/>wg_id <text:s/>INTEGER,</text:p>
      <text:p text:style-name="P3"><text:s text:c="2"/><text:tab/>mem_id INTEGER,</text:p>
      <text:p text:style-name="P3"><text:s text:c="2"/><text:tab/>mem_wg_active BOOLEAN DEFAULT TRUE, <text:tab/>-- if the member is active in the workgroup</text:p>
      <text:p text:style-name="P3"><text:s text:c="2"/><text:tab/>CONSTRAINT valid_wg FOREIGN KEY wg_id REFERENCES workgroups(wg_id)</text:p>
      <text:p text:style-name="P3"><text:s text:c="2"/><text:tab/>CONSTRAINT valid_wg_mem FOREIGN KEY mem_id REFERENCES members(mem_id)</text:p>
      <text:p text:style-name="P3"><text:s text:c="2"/><text:tab/>PRIMARY KEY wg_mem_id</text:p>
      <text:p text:style-name="P3"/>
      <text:p text:style-name="P3">3) Table wg_shifts<text:tab/><text:tab/><text:tab/><text:tab/><text:tab/>-- record of who should do/has done <text:s/>what and when</text:p>
      <text:p text:style-name="P3"/>
      <text:p text:style-name="P3"><text:s text:c="2"/>year <text:s/>INTEGER <text:s text:c="10"/><text:tab/><text:tab/><text:tab/><text:tab/>-- note: no time associated with this, day can be -1 and thus any day</text:p>
      <text:p text:style-name="P3"><text:s text:c="2"/>month INTEGER</text:p>
      <text:p text:style-name="P3"><text:s text:c="2"/>day INTEGER</text:p>
      <text:p text:style-name="P3"><text:s text:c="2"/>wg_id <text:s text:c="5"/>INTEGER</text:p>
      <text:p text:style-name="P3"><text:s text:c="2"/>mem_id <text:s text:c="4"/>INTEGER <text:s text:c="7"/><text:tab/><text:tab/><text:tab/><text:tab/>-- the workgroup members entry</text:p>
      <text:p text:style-name="P3"><text:soft-page-break/><text:s text:c="2"/>state <text:s text:c="5"/>VARCHAR NOT NULL '<text:tab/><text:tab/><text:tab/>-- Assigned or Worked</text:p>
      <text:p text:style-name="P3"><text:s text:c="2"/>CONSTRAINT valid_wg_mem_id FOREIGN KEY (wg_id, mem_id) </text:p>
      <text:p text:style-name="P3"><text:s text:c="2"/><text:tab/>REFERENCES wg_members(wg_id, mem_id)</text:p>
      <text:p text:style-name="P3"><text:s text:c="2"/>CONSTRAINT only_one_shift <text:s/>CHECK (UNIQUE wg_id, mem_id, state) </text:p>
      <text:p text:style-name="P3"/>
      <text:p text:style-name="P3">trigger to delete rather than update/insert any record where state is</text:p>
      <text:p text:style-name="P3">blank (not assigned)</text:p>
      <text:p text:style-name="P3"/>
      <text:p text:style-name="P3">Add trigger on members update and insert, if member is inactive, set</text:p>
      <text:p text:style-name="P3">all entries with mem_id in wg_schedules to False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2-01T17:43:17</meta:creation-date>
    <dc:date>2011-02-07T00:34:58</dc:date>
    <meta:editing-duration>PT10H04M51S</meta:editing-duration>
    <meta:editing-cycles>10</meta:editing-cycles>
    <meta:generator>NeoOffice/3.0$Unix OpenOffice.org_project/Patch 0</meta:generator>
    <meta:document-statistic meta:table-count="0" meta:image-count="0" meta:object-count="0" meta:page-count="4" meta:paragraph-count="189" meta:word-count="1711" meta:character-count="13286"/>
  </office:meta>
</office:document-meta>
</file>